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left="0cm" fo:margin-right="0cm" fo:margin-top="0cm" fo:margin-bottom="0.499cm"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7.877cm" svg:x="2.2cm" svg:y="9.463cm" presentation:class="title" presentation:user-transformed="true">
          <draw:text-box>
            <text:p>Detecting Fake Reviews through Opinion Mining Using Machine Learning Techniques</text:p>
          </draw:text-box>
        </draw:frame>
        <draw:frame presentation:style-name="pr2" draw:text-style-name="P2" draw:layer="layout" svg:width="23.8cm" svg:height="3.952cm" svg:x="2cm" svg:y="4.448cm" presentation:class="subtitle" presentation:user-transformed="true">
          <draw:text-box>
            <text:list text:style-name="L2">
              <text:list-item>
                <text:p text:style-name="P1">Khalid Sajid Ahmed<text:tab/>16DCO54</text:p>
              </text:list-item>
              <text:list-item>
                <text:p text:style-name="P1">Shaikh Azamali<text:tab/><text:tab/><text:tab/>17DCO75</text:p>
              </text:list-item>
              <text:list-item>
                <text:p text:style-name="P1">Ansari Mohd Faiz<text:tab/><text:tab/>14CO17</text:p>
              </text:list-item>
            </text:list>
          </draw:text-box>
        </draw:frame>
        <draw:frame presentation:style-name="pr2" draw:text-style-name="P2" draw:layer="layout" svg:width="23.8cm" svg:height="2.729cm" svg:x="2cm" svg:y="1cm">
          <draw:text-box>
            <text:p text:style-name="P3">Group No. 22</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otivation...</text:p>
          </draw:text-box>
        </draw:frame>
        <draw:frame presentation:style-name="pr5" draw:layer="layout" svg:width="24cm" svg:height="12.18cm" svg:x="2cm" svg:y="5.4cm" presentation:class="outline" presentation:user-transformed="true">
          <draw:text-box>
            <text:list text:style-name="L4">
              <text:list-item>
                <text:p text:style-name="P5">In today’s life people watch movies based on their rating and reviews no matter how good or bad movie is, we get to know the quality of movie after watching it so it’ll be waste of time &amp; money.</text:p>
              </text:list-item>
              <text:list-item>
                <text:p>They post fake reviews and rating on websites like IMDB, etc to make us buy that movie.</text:p>
              </text:list-item>
              <text:list-item>
                <text:p>We can use this project to make people aware about fake reviews and help them save their time &amp; money.</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Basic Idea...</text:p>
          </draw:text-box>
        </draw:frame>
        <draw:frame presentation:style-name="pr5" draw:layer="layout" svg:width="24cm" svg:height="12.18cm" svg:x="2cm" svg:y="5.2cm" presentation:class="outline" presentation:user-transformed="true">
          <draw:text-box>
            <text:list text:style-name="L4">
              <text:list-item>
                <text:p>First we’re going to fetch the data from websites and store it to perform operation.</text:p>
              </text:list-item>
              <text:list-item>
                <text:p>Opinion Mining (OM), also known as Sentiment Analysis (SA), is the domain of study that analyzes people’s opinions, evaluations, sentiments, attitudes, and emotions towards entities such as services, individuals, issues, topics, and their attributes.</text:p>
              </text:list-item>
              <text:list-item>
                <text:p>By SA we can identify fake reviews and reviewers and differentiate real and genuine reviews/rating of perticular movi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Basic Idea...</text:p>
          </draw:text-box>
        </draw:frame>
        <draw:frame presentation:style-name="pr5" draw:layer="layout" svg:width="24cm" svg:height="12.18cm" svg:x="2cm" svg:y="5.2cm" presentation:class="outline" presentation:user-transformed="true">
          <draw:text-box>
            <text:list text:style-name="L4">
              <text:list-item>
                <text:p>The method will be working on the top of machine learning techniques and algorithms.</text:p>
              </text:list-item>
              <text:list-item>
                <text:p>By these procedures we can differentiate fake reviews and genuine reviews.</text:p>
              </text:list-item>
              <text:list-item>
                <text:p>We can even target the group of people posting fake reviews i.e fake reviewer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Domains...</text:p>
          </draw:text-box>
        </draw:frame>
        <draw:frame presentation:style-name="pr5" draw:layer="layout" svg:width="24cm" svg:height="12.18cm" svg:x="2cm" svg:y="6cm" presentation:class="outline">
          <draw:text-box>
            <text:list text:style-name="L4">
              <text:list-item>
                <text:p>Python</text:p>
              </text:list-item>
              <text:list-item>
                <text:p>Machine Learning</text:p>
              </text:list-item>
              <text:list-item>
                <text:p>Web application</text:p>
              </text:list-item>
              <text:list-item>
                <text:p>Android (optional)</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Future Scope...</text:p>
          </draw:text-box>
        </draw:frame>
        <draw:frame presentation:style-name="pr5" draw:layer="layout" svg:width="24cm" svg:height="12.18cm" svg:x="2cm" svg:y="6cm" presentation:class="outline">
          <draw:text-box>
            <text:list text:style-name="L4">
              <text:list-item>
                <text:p>We can scale our project into other domains as well like e-commerce.</text:p>
              </text:list-item>
              <text:list-item>
                <text:p>We can even Detect fraud reviews on hotel booking site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Reference...</text:p>
          </draw:text-box>
        </draw:frame>
        <draw:frame presentation:style-name="pr5" draw:layer="layout" svg:width="24cm" svg:height="12.18cm" svg:x="2cm" svg:y="6cm" presentation:class="outline" presentation:user-transformed="true">
          <draw:text-box>
            <text:list text:style-name="L4">
              <text:list-item>
                <text:p><text:a xlink:href="https://www.researchgate.net/publication/325973731_Detecting_Fake_Reviews_through_Sentiment_Analysis_Using_Machine_Learning_Techniques" xlink:type="simple">https://www.researchgate.net/publication/325973731_Detecting_Fake_Reviews_through_Sentiment_Analysis_Using_Machine_Learning_Techniques</text:a></text:p>
              </text:list-item>
              <text:list-item>
                <text:p><text:a xlink:href="https://pdfs.semanticscholar.org/3b67/e003b6d2e8d4ac2ffcdffcd0090919ea798f.pdf" xlink:type="simple">https://pdfs.semanticscholar.org/3b67/e003b6d2e8d4ac2ffcdffcd0090919ea798f.pdf</text:a></text:p>
              </text:list-item>
              <text:list-item>
                <text:p><text:a xlink:href="http://www.ijceronline.com/papers/Vol5_issue5/J055052056.pdf" xlink:type="simple">http://www.ijceronline.com/papers/Vol5_issue5/J055052056.pdf</text:a></text:p>
              </text:list-item>
              <text:list-item>
                <text:p><text:a xlink:href="https://www.researchgate.net/publication/325075174_Detection_of_fake_online_hotel_reviews" xlink:type="simple">https://www.researchgate.net/publication/325075174_Detection_of_fake_online_hotel_reviews</text:a></text:p>
                <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8T23:15:58.992776395</meta:creation-date>
    <meta:editing-duration>PT10M8S</meta:editing-duration>
    <meta:editing-cycles>2</meta:editing-cycles>
    <meta:generator>LibreOffice/6.0.7.3$Linux_X86_64 LibreOffice_project/00m0$Build-3</meta:generator>
    <dc:title>Impress</dc:title>
    <dc:date>2019-07-19T00:59:25.804845148</dc:date>
    <meta:document-statistic meta:object-count="63"/>
    <meta:template xlink:type="simple" xlink:actuate="onRequest" xlink:title="Impress" xlink:href="../../../../usr/lib/libreoffice/share/template/common/presnt/Impress.otp" meta:date="2019-07-18T23:15:58.736689816"/>
  </office:meta>
</office:document-meta>
</file>